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cessor og tråde</text:h>
      <text:p text:style-name="Text_20_body">Definition</text:p>
      <text:p text:style-name="Text_20_body">Grundlæggende træk ved procesoprettelse under UN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09:03.46</meta:creation-date>
    <meta:document-statistic meta:table-count="0" meta:image-count="0" meta:object-count="0" meta:page-count="1" meta:paragraph-count="3" meta:word-count="10" meta:character-count="78"/>
    <dc:date>2011-06-03T19:09:57.69</dc:date>
    <meta:editing-duration>PT54S</meta:editing-duration>
    <meta:editing-cycles>1</meta:editing-cycles>
    <meta:generator>OpenOffice.org/3.3$Win32 OpenOffice.org_project/330m20$Build-9567</meta:generator>
  </office:meta>
</office:document-meta>
</file>